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fo:font-size="20pt" style:font-size-asian="20pt" style:font-size-complex="20pt"/>
    </style:style>
    <style:style style:name="P5" style:family="paragraph" style:parent-style-name="Standard">
      <style:text-properties fo:color="#ff0000" fo:font-size="15pt" style:font-size-asian="15pt" style:font-size-complex="15pt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text-properties fo:color="#ff0000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MANA 4:</text:p>
      <text:p text:style-name="Standard"/>
      <text:p text:style-name="P1">Cohesión:</text:p>
      <text:p text:style-name="Standard">GRUPO 1</text:p>
      <text:p text:style-name="Standard">Proyecto</text:p>
      <text:p text:style-name="Standard">Bloque de gestion de usuario</text:p>
      <text:p text:style-name="Standard"/>
      <text:p text:style-name="Standard">GRUPO 2</text:p>
      <text:p text:style-name="Standard">Actividad</text:p>
      <text:p text:style-name="Standard">Tecnica</text:p>
      <text:p text:style-name="Standard"/>
      <text:p text:style-name="Standard">GRUPO 3</text:p>
      <text:p text:style-name="Standard">Metodologia</text:p>
      <text:p text:style-name="Standard">Proceso de Sw</text:p>
      <text:p text:style-name="Standard"/>
      <text:p text:style-name="Standard">GRUPO 4</text:p>
      <text:p text:style-name="Standard">Artefacto</text:p>
      <text:p text:style-name="Standard">Rol</text:p>
      <text:p text:style-name="Standard"/>
      <text:p text:style-name="P4">IMPORTANTE: Ver que todos los CU de trabajen sean llamados por alguien y si es el caso que llamen a alguien. Quien aun no sepa manejar Cohesion muy bien que hable con alguien que sepa</text:p>
      <text:p text:style-name="P4"/>
      <text:p text:style-name="Standard">El usuario es isiigii y la clave es <text:s/>isiigii 3 veces (isiigiiisiigiiisiigii)</text:p>
      <text:p text:style-name="Standard"/>
      <text:p text:style-name="Standard">Colocar los ID a cada CU y TODOS los actores que tienen permiso sobre el caso: por ejemplo para Registrar o iniciar sesion el visitante, el usuario y demas actores tienen acceso, pero para Consultar perfil el visitante no tiene permiso, todos los demas actores si. Fijense en el diagrama de CU para saber q actores participan en cuales CU</text:p>
      <text:p text:style-name="P3"/>
      <text:p text:style-name="P1">Configuraciones ---&gt; Todos coordinado por Vicente</text:p>
      <text:p text:style-name="P1"/>
      <text:p text:style-name="P1">Arreglar diagramas de CU y clases ---&gt; Fernando</text:p>
      <text:p text:style-name="P1"/>
      <text:p text:style-name="P1">Generar aplicacion y verificar CU listos</text:p>
      <text:p text:style-name="P1"/>
      <text:p text:style-name="P1">Repartir CU de prioridad alta a cada grupo para desarrollar</text:p>
      <text:p text:style-name="Standard"/>
      <text:p text:style-name="P1">Asistieron:</text:p>
      <text:p text:style-name="Standard">Andreina Garcia</text:p>
      <text:p text:style-name="Standard">Cristina Villalobos</text:p>
      <text:p text:style-name="Standard">Vicente Santacoloma</text:p>
      <text:p text:style-name="Standard">Linda Perez</text:p>
      <text:p text:style-name="Standard"><text:soft-page-break/>Gabriel Casique</text:p>
      <text:p text:style-name="Standard">Daniela Hernandez</text:p>
      <text:p text:style-name="Standard">Fernando Sahmkow</text:p>
      <text:p text:style-name="Standard"/>
      <text:p text:style-name="Standard"/>
      <text:p text:style-name="Standard"/>
      <text:p text:style-name="P6">Convenciones: Todo en español pero sin Ñ ni acentos. Solo se permiten en las descripciones</text:p>
      <text:p text:style-name="Standard"/>
      <text:p text:style-name="P2">Modelo:</text:p>
      <text:p text:style-name="Standard"/>
      <text:p text:style-name="Standard">Entidades comienzan con mayuscula y son en singular. Si son dos palabras la segunda tambien comienza en mayuscula, por ejemplo ParticipanteRol</text:p>
      <text:p text:style-name="Standard"/>
      <text:p text:style-name="Standard">Los atributos empiezan con minuscula y la segunda palabra en mayuscula igual que el ejemplo anterior. Solo pueden ir en plural cuando se refiera a una lista de cosas, por ejemplo los roles de un participante</text:p>
      <text:p text:style-name="Standard"/>
      <text:p text:style-name="P2">CRUDs:</text:p>
      <text:p text:style-name="Standard"/>
      <text:p text:style-name="Standard">Los CU comienzan con mayuscula y la segunda palabra tambien al igual que las entidades del Modelo. Los nombres de CU no deben tener espacios.</text:p>
      <text:p text:style-name="Standard"/>
      <text:p text:style-name="Standard">Las acciones comienzan con A_ y el nombre de la accion empezando en mayuscula con segunda palabra en mayuscula igual que lo demas, por ejemplo A_PreCrearActividad</text:p>
      <text:p text:style-name="Standard"/>
      <text:p text:style-name="Standard">Las vistas seran iguales pero empezaran con V_</text:p>
      <text:p text:style-name="Standard"/>
      <text:p text:style-name="Standard">Los formularios comenzaran con F seguido del nombre del CU. Colocarlos SOLO DONDE VAYAN. No todos los CU necesitan un formulario.</text:p>
      <text:p text:style-name="Standard"/>
      <text:p text:style-name="Standard"/>
      <text:p text:style-name="Standard">Deberiamos tener todos los CU listos para el miercoles.</text:p>
      <text:p text:style-name="Standard">El jueves Vicente, Cristina, Linda, Daniela Ruiz y Andreina comenzaran la generacion</text:p>
      <text:p text:style-name="Standard"/>
      <text:p text:style-name="Standard"/>
      <text:p text:style-name="Standard"/>
      <text:p text:style-name="Standard"/>
      <text:p text:style-name="Standard"/>
      <text:p text:style-name="P5">CU por grupo:</text:p>
      <text:p text:style-name="Standard"/>
      <text:p text:style-name="P2">GRUPO 1:</text:p>
      <text:p text:style-name="Standard"><text:tab/>Andreina</text:p>
      <text:p text:style-name="Standard"><text:tab/><text:tab/>IniciarSesion </text:p>
      <text:p text:style-name="Standard"><text:tab/><text:tab/>RealizarBusqueda</text:p>
      <text:p text:style-name="Standard"><text:tab/><text:tab/>RegistrarUsuario</text:p>
      <text:p text:style-name="Standard"><text:tab/><text:tab/>ConsultarPerfilDeUsuario</text:p>
      <text:p text:style-name="Standard"><text:tab/><text:tab/>GestionarUsuarios</text:p>
      <text:p text:style-name="Standard"><text:soft-page-break/><text:tab/><text:tab/>ModificarPerfilDeUsuario</text:p>
      <text:p text:style-name="Standard"><text:tab/>Cristina</text:p>
      <text:p text:style-name="Standard"><text:tab/><text:tab/>CrearProyecto</text:p>
      <text:p text:style-name="Standard"><text:tab/><text:tab/>ModificarProyecto</text:p>
      <text:p text:style-name="Standard"><text:tab/><text:tab/>ConsultarProyecto</text:p>
      <text:p text:style-name="Standard"><text:tab/><text:tab/>GestionarProyecto</text:p>
      <text:p text:style-name="Standard"><text:tab/><text:tab/>AbandonarProyecto</text:p>
      <text:p text:style-name="Standard"><text:tab/><text:tab/>RecuperarContrasena</text:p>
      <text:p text:style-name="Standard"><text:tab/>Linda</text:p>
      <text:p text:style-name="Standard"><text:tab/><text:tab/>ListarProyectosDeParticipante</text:p>
      <text:p text:style-name="Standard"><text:tab/><text:tab/>InvitarParticipanteAProyecto</text:p>
      <text:p text:style-name="Standard"><text:tab/><text:tab/>SolicitarParticipacionEnProyecto</text:p>
      <text:p text:style-name="Standard"><text:tab/><text:tab/>GestionarInvitacionAProyecto</text:p>
      <text:p text:style-name="Standard"><text:tab/><text:tab/>GestionarParticipantesDelProyecto</text:p>
      <text:p text:style-name="Standard"><text:tab/><text:tab/>EliminarParticipanteDeProyecto</text:p>
      <text:p text:style-name="Standard"/>
      <text:p text:style-name="Standard"/>
      <text:p text:style-name="P2">GRUPO2:</text:p>
      <text:p text:style-name="Standard"/>
      <text:p text:style-name="Standard"/>
      <text:p text:style-name="Standard"/>
      <text:p text:style-name="P2">GRUPO3:</text:p>
      <text:p text:style-name="Standard"/>
      <text:p text:style-name="Standard"/>
      <text:p text:style-name="Standard"/>
      <text:p text:style-name="P2">GRUPO4:</text:p>
      <text:p text:style-name="P7">Crear artefacto</text:p>
      <text:p text:style-name="P7">Agregar rol</text:p>
      <text:p text:style-name="P7">Asignar rol a participante de actividad</text:p>
      <text:p text:style-name="P7">Consultar artefacto de actividad</text:p>
      <text:p text:style-name="P7">Consultar rol asociado a proceso de software</text:p>
      <text:p text:style-name="P7">Editar rol</text:p>
      <text:p text:style-name="P7">Gestionar artefactos de actividad</text:p>
      <text:p text:style-name="P7">Listar roles de participante</text:p>
      <text:p text:style-name="P7">Listar participantes de rol</text:p>
      <text:p text:style-name="P7">Listar roles de actividad</text:p>
      <text:p text:style-name="P7">Listar actividades de rol</text:p>
      <text:p text:style-name="P7">Eliminar rol</text:p>
      <text:p text:style-name="P7">Modificar artefacto</text:p>
      <text:p text:style-name="P7">Descargar artefacto de actividad</text:p>
      <text:p text:style-name="P2"/>
      <text:p text:style-name="Standard"/>
      <text:p text:style-name="Standard"/>
      <text:p text:style-name="Standard"/>
      <text:p text:style-name="Standard"/>
      <text:p text:style-name="P3">QUE CADA GRUPO PONGA AQUI LA LISTA DE CU QUE LE CORRESPONDEN PARA VERIFICAR QUE NO SE ESCAPE NINGUNO</text:p>
      <text:p text:style-name="P3"/>
      <text:p text:style-name="P3"><text:soft-page-break/>No olviden agregar a todas las vistas una salida a realizar busqueda (A_PreBusqueda) y a cerrar sesion (A_CerrarSesion)</text:p>
      <text:p text:style-name="P3"/>
      <text:p text:style-name="Standard"><text:span text:style-name="Default_20_Paragraph_20_Font"><text:span text:style-name="T1">nota: el CU Agregar subactividad a proyecto no deberia llamarse asi xq las subactividades se agregan a</text:span></text:span><text:span text:style-name="Default_20_Paragraph_20_Font"><text:span text:style-name="T1"> las actividades, no a proyect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style:text-underline-style="none" fo:font-weight="normal" style:letter-kerning="true" style:font-size-asian="12pt" style:language-asian="es" style:country-asian="CO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style:text-underline-style="none" fo:font-weight="normal" style:letter-kerning="true" fo:background-color="transparent" style:font-name-asian="WenQuanYi Micro Hei" style:font-size-asian="12pt" style:language-asian="es" style:country-asian="CO" style:font-style-asian="normal" style:font-weight-asian="normal" style:font-name-complex="Lohit Hind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Andreina</meta:initial-creator>
    <meta:creation-date>2012-05-11T14:45:00Z</meta:creation-date>
    <dc:date>2012-05-14T15:10:04</dc:date>
    <meta:editing-cycles>4</meta:editing-cycles>
    <meta:editing-duration>PT1H51M1S</meta:editing-duration>
    <dc:creator>Andreina </dc:creator>
    <meta:document-statistic meta:table-count="0" meta:image-count="0" meta:object-count="0" meta:page-count="4" meta:paragraph-count="83" meta:word-count="493" meta:character-count="3316" meta:non-whitespace-character-count="2867"/>
    <meta:template xlink:type="simple" xlink:actuate="onRequest" xlink:title="" xlink:href="Normal"/>
  </office:meta>
</office:document-meta>
</file>